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8264in"/>
    </style:style>
    <style:style style:name="co6" style:family="table-column">
      <style:table-column-properties fo:break-before="auto" style:column-width="0.85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ot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float" office:value="-0.0579">
            <text:p>-5.79E-002</text:p>
          </table:table-cell>
          <table:table-cell office:value-type="float" office:value="0.119548345570961">
            <text:p>1.20E-001</text:p>
          </table:table-cell>
          <table:table-cell office:value-type="float" office:value="-0.0306">
            <text:p>-3.06E-002</text:p>
          </table:table-cell>
          <table:table-cell>
            <draw:frame table:end-cell-address="Rotation.X49" table:end-x="0.0047in" table:end-y="0.1575in" draw:z-index="0" draw:style-name="gr1" draw:text-style-name="P1" svg:width="17.7472in" svg:height="8.65in" svg:x="0.0378in" svg:y="0.0421in">
              <draw:object draw:notify-on-update-of-ranges="Rotation.A1:Rotation.A32 Rotation.B1:Rotation.B32 Rotation.C1:Rotation.C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0.0579">
            <text:p>-5.79E-002</text:p>
          </table:table-cell>
          <table:table-cell office:value-type="float" office:value="0.119548345574692">
            <text:p>1.20E-001</text:p>
          </table:table-cell>
          <table:table-cell office:value-type="float" office:value="-0.0306">
            <text:p>-3.06E-002</text:p>
          </table:table-cell>
          <table:table-cell/>
        </table:table-row>
        <table:table-row table:style-name="ro1">
          <table:table-cell office:value-type="float" office:value="-0.0579">
            <text:p>-5.79E-002</text:p>
          </table:table-cell>
          <table:table-cell office:value-type="float" office:value="0.119548345574779">
            <text:p>1.20E-001</text:p>
          </table:table-cell>
          <table:table-cell office:value-type="float" office:value="-0.0306">
            <text:p>-3.06E-002</text:p>
          </table:table-cell>
          <table:table-cell/>
        </table:table-row>
        <table:table-row table:style-name="ro1">
          <table:table-cell office:value-type="float" office:value="-0.0579">
            <text:p>-5.79E-002</text:p>
          </table:table-cell>
          <table:table-cell office:value-type="float" office:value="0.119548345574862">
            <text:p>1.20E-001</text:p>
          </table:table-cell>
          <table:table-cell office:value-type="float" office:value="-0.0306">
            <text:p>-3.06E-002</text:p>
          </table:table-cell>
          <table:table-cell/>
        </table:table-row>
        <table:table-row table:style-name="ro1">
          <table:table-cell office:value-type="float" office:value="-0.0188">
            <text:p>-1.88E-002</text:p>
          </table:table-cell>
          <table:table-cell office:value-type="float" office:value="0.0737040419720331">
            <text:p>7.37E-002</text:p>
          </table:table-cell>
          <table:table-cell office:value-type="float" office:value="-0.0336">
            <text:p>-3.36E-002</text:p>
          </table:table-cell>
          <table:table-cell/>
        </table:table-row>
        <table:table-row table:style-name="ro1">
          <table:table-cell office:value-type="float" office:value="-0.0544">
            <text:p>-5.44E-002</text:p>
          </table:table-cell>
          <table:table-cell office:value-type="float" office:value="0.123610094021028">
            <text:p>1.24E-001</text:p>
          </table:table-cell>
          <table:table-cell office:value-type="float" office:value="-0.0309">
            <text:p>-3.09E-002</text:p>
          </table:table-cell>
          <table:table-cell/>
        </table:table-row>
        <table:table-row table:style-name="ro1">
          <table:table-cell office:value-type="float" office:value="-0.0427">
            <text:p>-4.27E-002</text:p>
          </table:table-cell>
          <table:table-cell office:value-type="float" office:value="0.114694146111474">
            <text:p>1.15E-001</text:p>
          </table:table-cell>
          <table:table-cell office:value-type="float" office:value="-0.0422">
            <text:p>-4.22E-002</text:p>
          </table:table-cell>
          <table:table-cell/>
        </table:table-row>
        <table:table-row table:style-name="ro1">
          <table:table-cell office:value-type="float" office:value="-0.0765">
            <text:p>-7.65E-002</text:p>
          </table:table-cell>
          <table:table-cell office:value-type="float" office:value="0.127702778448441">
            <text:p>1.28E-001</text:p>
          </table:table-cell>
          <table:table-cell office:value-type="float" office:value="-0.0319">
            <text:p>-3.19E-002</text:p>
          </table:table-cell>
          <table:table-cell/>
        </table:table-row>
        <table:table-row table:style-name="ro1">
          <table:table-cell office:value-type="float" office:value="-0.0806">
            <text:p>-8.06E-002</text:p>
          </table:table-cell>
          <table:table-cell office:value-type="float" office:value="0.141810140147145">
            <text:p>1.42E-001</text:p>
          </table:table-cell>
          <table:table-cell office:value-type="float" office:value="-0.0326">
            <text:p>-3.26E-002</text:p>
          </table:table-cell>
          <table:table-cell/>
        </table:table-row>
        <table:table-row table:style-name="ro1">
          <table:table-cell office:value-type="float" office:value="-0.0649">
            <text:p>-6.49E-002</text:p>
          </table:table-cell>
          <table:table-cell office:value-type="float" office:value="0.115608322761752">
            <text:p>1.16E-001</text:p>
          </table:table-cell>
          <table:table-cell office:value-type="float" office:value="-0.0319">
            <text:p>-3.19E-002</text:p>
          </table:table-cell>
          <table:table-cell/>
        </table:table-row>
        <table:table-row table:style-name="ro1">
          <table:table-cell office:value-type="float" office:value="-0.0734">
            <text:p>-7.34E-002</text:p>
          </table:table-cell>
          <table:table-cell office:value-type="float" office:value="0.0756730652212574">
            <text:p>7.57E-002</text:p>
          </table:table-cell>
          <table:table-cell office:value-type="float" office:value="-0.0309">
            <text:p>-3.09E-002</text:p>
          </table:table-cell>
          <table:table-cell/>
        </table:table-row>
        <table:table-row table:style-name="ro1">
          <table:table-cell office:value-type="float" office:value="-0.0649">
            <text:p>-6.49E-002</text:p>
          </table:table-cell>
          <table:table-cell office:value-type="float" office:value="0.0848950935012151">
            <text:p>8.49E-002</text:p>
          </table:table-cell>
          <table:table-cell office:value-type="float" office:value="-0.0335">
            <text:p>-3.35E-002</text:p>
          </table:table-cell>
          <table:table-cell/>
        </table:table-row>
        <table:table-row table:style-name="ro1">
          <table:table-cell office:value-type="float" office:value="-0.0653">
            <text:p>-6.53E-002</text:p>
          </table:table-cell>
          <table:table-cell office:value-type="float" office:value="-0.0933712699714443">
            <text:p>-9.34E-002</text:p>
          </table:table-cell>
          <table:table-cell office:value-type="float" office:value="-0.0813">
            <text:p>-8.13E-002</text:p>
          </table:table-cell>
          <table:table-cell/>
        </table:table-row>
        <table:table-row table:style-name="ro1">
          <table:table-cell office:value-type="float" office:value="-0.0659">
            <text:p>-6.59E-002</text:p>
          </table:table-cell>
          <table:table-cell office:value-type="float" office:value="-0.0782970463982286">
            <text:p>-7.83E-002</text:p>
          </table:table-cell>
          <table:table-cell office:value-type="float" office:value="-0.0826">
            <text:p>-8.26E-002</text:p>
          </table:table-cell>
          <table:table-cell/>
        </table:table-row>
        <table:table-row table:style-name="ro1">
          <table:table-cell office:value-type="float" office:value="-0.00131">
            <text:p>-1.31E-003</text:p>
          </table:table-cell>
          <table:table-cell office:value-type="float" office:value="-0.0310572343317941">
            <text:p>-3.11E-002</text:p>
          </table:table-cell>
          <table:table-cell office:value-type="float" office:value="-0.0677">
            <text:p>-6.77E-002</text:p>
          </table:table-cell>
          <table:table-cell/>
        </table:table-row>
        <table:table-row table:style-name="ro1">
          <table:table-cell office:value-type="float" office:value="0.0422">
            <text:p>4.22E-002</text:p>
          </table:table-cell>
          <table:table-cell office:value-type="float" office:value="-0.0267867738335494">
            <text:p>-2.68E-002</text:p>
          </table:table-cell>
          <table:table-cell office:value-type="float" office:value="-0.0601">
            <text:p>-6.01E-002</text:p>
          </table:table-cell>
          <table:table-cell/>
        </table:table-row>
        <table:table-row table:style-name="ro1">
          <table:table-cell office:value-type="float" office:value="0.0967">
            <text:p>9.67E-002</text:p>
          </table:table-cell>
          <table:table-cell office:value-type="float" office:value="-0.0207464258800174">
            <text:p>-2.07E-002</text:p>
          </table:table-cell>
          <table:table-cell office:value-type="float" office:value="-0.0513">
            <text:p>-5.13E-002</text:p>
          </table:table-cell>
          <table:table-cell/>
        </table:table-row>
        <table:table-row table:style-name="ro1">
          <table:table-cell office:value-type="float" office:value="0.155">
            <text:p>1.55E-001</text:p>
          </table:table-cell>
          <table:table-cell office:value-type="float" office:value="-0.0250116881122251">
            <text:p>-2.50E-002</text:p>
          </table:table-cell>
          <table:table-cell office:value-type="float" office:value="-0.0419">
            <text:p>-4.19E-002</text:p>
          </table:table-cell>
          <table:table-cell/>
        </table:table-row>
        <table:table-row table:style-name="ro1">
          <table:table-cell office:value-type="float" office:value="0.173">
            <text:p>1.73E-001</text:p>
          </table:table-cell>
          <table:table-cell office:value-type="float" office:value="-0.00682178101503746">
            <text:p>-6.82E-003</text:p>
          </table:table-cell>
          <table:table-cell office:value-type="float" office:value="-0.0413">
            <text:p>-4.13E-002</text:p>
          </table:table-cell>
          <table:table-cell/>
        </table:table-row>
        <table:table-row table:style-name="ro1">
          <table:table-cell office:value-type="float" office:value="0.175">
            <text:p>1.75E-001</text:p>
          </table:table-cell>
          <table:table-cell office:value-type="float" office:value="-0.00910457954077394">
            <text:p>-9.10E-003</text:p>
          </table:table-cell>
          <table:table-cell office:value-type="float" office:value="-0.0404">
            <text:p>-4.04E-002</text:p>
          </table:table-cell>
          <table:table-cell/>
        </table:table-row>
        <table:table-row table:style-name="ro1">
          <table:table-cell office:value-type="float" office:value="0.206">
            <text:p>2.06E-001</text:p>
          </table:table-cell>
          <table:table-cell office:value-type="float" office:value="0.0443593364377041">
            <text:p>4.44E-002</text:p>
          </table:table-cell>
          <table:table-cell office:value-type="float" office:value="-0.0301">
            <text:p>-3.01E-002</text:p>
          </table:table-cell>
          <table:table-cell/>
        </table:table-row>
        <table:table-row table:style-name="ro1">
          <table:table-cell office:value-type="float" office:value="0.237">
            <text:p>2.37E-001</text:p>
          </table:table-cell>
          <table:table-cell office:value-type="float" office:value="-0.00497704524775797">
            <text:p>-4.98E-003</text:p>
          </table:table-cell>
          <table:table-cell office:value-type="float" office:value="-0.028">
            <text:p>-2.80E-002</text:p>
          </table:table-cell>
          <table:table-cell/>
        </table:table-row>
        <table:table-row table:style-name="ro1">
          <table:table-cell office:value-type="float" office:value="0.222">
            <text:p>2.22E-001</text:p>
          </table:table-cell>
          <table:table-cell office:value-type="float" office:value="-0.00321687531383825">
            <text:p>-3.22E-003</text:p>
          </table:table-cell>
          <table:table-cell office:value-type="float" office:value="-0.0254">
            <text:p>-2.54E-002</text:p>
          </table:table-cell>
          <table:table-cell/>
        </table:table-row>
        <table:table-row table:style-name="ro1">
          <table:table-cell office:value-type="float" office:value="0.182">
            <text:p>1.82E-001</text:p>
          </table:table-cell>
          <table:table-cell office:value-type="float" office:value="0.0176466887513646">
            <text:p>1.76E-002</text:p>
          </table:table-cell>
          <table:table-cell office:value-type="float" office:value="-0.0279">
            <text:p>-2.79E-002</text:p>
          </table:table-cell>
          <table:table-cell/>
        </table:table-row>
        <table:table-row table:style-name="ro1">
          <table:table-cell office:value-type="float" office:value="-0.209">
            <text:p>-2.09E-001</text:p>
          </table:table-cell>
          <table:table-cell office:value-type="float" office:value="-0.0967851078157261">
            <text:p>-9.68E-002</text:p>
          </table:table-cell>
          <table:table-cell office:value-type="float" office:value="-0.0408">
            <text:p>-4.08E-002</text:p>
          </table:table-cell>
          <table:table-cell/>
        </table:table-row>
        <table:table-row table:style-name="ro1">
          <table:table-cell office:value-type="float" office:value="-0.394">
            <text:p>-3.94E-001</text:p>
          </table:table-cell>
          <table:table-cell office:value-type="float" office:value="-0.163482415081806">
            <text:p>-1.63E-001</text:p>
          </table:table-cell>
          <table:table-cell office:value-type="float" office:value="-0.015">
            <text:p>-1.50E-002</text:p>
          </table:table-cell>
          <table:table-cell/>
        </table:table-row>
        <table:table-row table:style-name="ro1">
          <table:table-cell office:value-type="float" office:value="-0.447">
            <text:p>-4.47E-001</text:p>
          </table:table-cell>
          <table:table-cell office:value-type="float" office:value="-0.198972110399947">
            <text:p>-1.99E-001</text:p>
          </table:table-cell>
          <table:table-cell office:value-type="float" office:value="-0.0313">
            <text:p>-3.13E-002</text:p>
          </table:table-cell>
          <table:table-cell/>
        </table:table-row>
        <table:table-row table:style-name="ro1">
          <table:table-cell office:value-type="float" office:value="-0.502">
            <text:p>-5.02E-001</text:p>
          </table:table-cell>
          <table:table-cell office:value-type="float" office:value="-0.20675456453998">
            <text:p>-2.07E-001</text:p>
          </table:table-cell>
          <table:table-cell office:value-type="float" office:value="-0.0298">
            <text:p>-2.98E-002</text:p>
          </table:table-cell>
          <table:table-cell/>
        </table:table-row>
        <table:table-row table:style-name="ro1">
          <table:table-cell office:value-type="float" office:value="-0.569">
            <text:p>-5.69E-001</text:p>
          </table:table-cell>
          <table:table-cell office:value-type="float" office:value="-0.225653546584449">
            <text:p>-2.26E-001</text:p>
          </table:table-cell>
          <table:table-cell office:value-type="float" office:value="-0.05">
            <text:p>-5.00E-002</text:p>
          </table:table-cell>
          <table:table-cell/>
        </table:table-row>
        <table:table-row table:style-name="ro1">
          <table:table-cell office:value-type="float" office:value="-0.665">
            <text:p>-6.65E-001</text:p>
          </table:table-cell>
          <table:table-cell office:value-type="float" office:value="-0.263030202909477">
            <text:p>-2.63E-001</text:p>
          </table:table-cell>
          <table:table-cell office:value-type="float" office:value="-0.0106">
            <text:p>-1.06E-002</text:p>
          </table:table-cell>
          <table:table-cell/>
        </table:table-row>
        <table:table-row table:style-name="ro1">
          <table:table-cell office:value-type="float" office:value="1.4">
            <text:p>1.40E+000</text:p>
          </table:table-cell>
          <table:table-cell office:value-type="float" office:value="1.49732499518831">
            <text:p>1.50E+000</text:p>
          </table:table-cell>
          <table:table-cell office:value-type="float" office:value="0.338">
            <text:p>3.38E-001</text:p>
          </table:table-cell>
          <table:table-cell/>
        </table:table-row>
        <table:table-row table:style-name="ro1">
          <table:table-cell office:value-type="float" office:value="-0.0579">
            <text:p>-5.79E-002</text:p>
          </table:table-cell>
          <table:table-cell office:value-type="float" office:value="0.119548345574692">
            <text:p>1.20E-001</text:p>
          </table:table-cell>
          <table:table-cell office:value-type="float" office:value="-0.0306">
            <text:p>-3.06E-002</text:p>
          </table:table-cell>
          <table:table-cell/>
        </table:table-row>
      </table:table>
      <table:table table:name="Transition" table:style-name="ta1" table:print="false"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Default"/>
        <table:table-row table:style-name="ro1">
          <table:table-cell office:value-type="float" office:value="-713.585480964239">
            <text:p>-7.14E+002</text:p>
          </table:table-cell>
          <table:table-cell office:value-type="float" office:value="-130.143881374871">
            <text:p>-1.30E+002</text:p>
          </table:table-cell>
          <table:table-cell office:value-type="float" office:value="-35.0540393678329">
            <text:p>-3.51E+001</text:p>
          </table:table-cell>
          <table:table-cell>
            <draw:frame table:end-cell-address="Transition.V49" table:end-x="0.7909in" table:end-y="0.115in" draw:z-index="0" draw:style-name="gr1" draw:text-style-name="P1" svg:width="16.7543in" svg:height="8.6079in" svg:x="0.039in" svg:y="0.0417in">
              <draw:object draw:notify-on-update-of-ranges="Transition.A1:Transition.A29 Transition.B1:Transition.B29 Transition.C1:Transition.C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-713.585480965101">
            <text:p>-7.14E+002</text:p>
          </table:table-cell>
          <table:table-cell office:value-type="float" office:value="-130.143881355844">
            <text:p>-1.30E+002</text:p>
          </table:table-cell>
          <table:table-cell office:value-type="float" office:value="-35.0540393249716">
            <text:p>-3.51E+001</text:p>
          </table:table-cell>
          <table:table-cell/>
        </table:table-row>
        <table:table-row table:style-name="ro1">
          <table:table-cell office:value-type="float" office:value="-713.585480965317">
            <text:p>-7.14E+002</text:p>
          </table:table-cell>
          <table:table-cell office:value-type="float" office:value="-130.143881355896">
            <text:p>-1.30E+002</text:p>
          </table:table-cell>
          <table:table-cell office:value-type="float" office:value="-35.0540393246753">
            <text:p>-3.51E+001</text:p>
          </table:table-cell>
          <table:table-cell/>
        </table:table-row>
        <table:table-row table:style-name="ro1">
          <table:table-cell office:value-type="float" office:value="-713.585480965526">
            <text:p>-7.14E+002</text:p>
          </table:table-cell>
          <table:table-cell office:value-type="float" office:value="-130.143881355939">
            <text:p>-1.30E+002</text:p>
          </table:table-cell>
          <table:table-cell office:value-type="float" office:value="-35.054039324392">
            <text:p>-3.51E+001</text:p>
          </table:table-cell>
          <table:table-cell/>
        </table:table-row>
        <table:table-row table:style-name="ro1">
          <table:table-cell office:value-type="float" office:value="-592.556162904748">
            <text:p>-5.93E+002</text:p>
          </table:table-cell>
          <table:table-cell office:value-type="float" office:value="-20.6578417592849">
            <text:p>-2.07E+001</text:p>
          </table:table-cell>
          <table:table-cell office:value-type="float" office:value="-90.3967263910036">
            <text:p>-9.04E+001</text:p>
          </table:table-cell>
          <table:table-cell/>
        </table:table-row>
        <table:table-row table:style-name="ro1">
          <table:table-cell office:value-type="float" office:value="-725.990012697021">
            <text:p>-7.26E+002</text:p>
          </table:table-cell>
          <table:table-cell office:value-type="float" office:value="-118.480420005283">
            <text:p>-1.18E+002</text:p>
          </table:table-cell>
          <table:table-cell office:value-type="float" office:value="-26.3483165926856">
            <text:p>-2.63E+001</text:p>
          </table:table-cell>
          <table:table-cell/>
        </table:table-row>
        <table:table-row table:style-name="ro1">
          <table:table-cell office:value-type="float" office:value="-706.61048340289">
            <text:p>-7.07E+002</text:p>
          </table:table-cell>
          <table:table-cell office:value-type="float" office:value="-79.8708570843196">
            <text:p>-7.99E+001</text:p>
          </table:table-cell>
          <table:table-cell office:value-type="float" office:value="-47.6738124057705">
            <text:p>-4.77E+001</text:p>
          </table:table-cell>
          <table:table-cell/>
        </table:table-row>
        <table:table-row table:style-name="ro1">
          <table:table-cell office:value-type="float" office:value="-737.928597678094">
            <text:p>-7.38E+002</text:p>
          </table:table-cell>
          <table:table-cell office:value-type="float" office:value="-177.270319281281">
            <text:p>-1.77E+002</text:p>
          </table:table-cell>
          <table:table-cell office:value-type="float" office:value="-8.64954642482452">
            <text:p>-8.65E+000</text:p>
          </table:table-cell>
          <table:table-cell/>
        </table:table-row>
        <table:table-row table:style-name="ro1">
          <table:table-cell office:value-type="float" office:value="-774.069185438219">
            <text:p>-7.74E+002</text:p>
          </table:table-cell>
          <table:table-cell office:value-type="float" office:value="-180.924293486662">
            <text:p>-1.81E+002</text:p>
          </table:table-cell>
          <table:table-cell office:value-type="float" office:value="18.3271849008593">
            <text:p>1.83E+001</text:p>
          </table:table-cell>
          <table:table-cell/>
        </table:table-row>
        <table:table-row table:style-name="ro1">
          <table:table-cell office:value-type="float" office:value="-707.804515994452">
            <text:p>-7.08E+002</text:p>
          </table:table-cell>
          <table:table-cell office:value-type="float" office:value="-147.75500535448">
            <text:p>-1.48E+002</text:p>
          </table:table-cell>
          <table:table-cell office:value-type="float" office:value="-33.8420708596541">
            <text:p>-3.38E+001</text:p>
          </table:table-cell>
          <table:table-cell/>
        </table:table-row>
        <table:table-row table:style-name="ro1">
          <table:table-cell office:value-type="float" office:value="-603.349995731608">
            <text:p>-6.03E+002</text:p>
          </table:table-cell>
          <table:table-cell office:value-type="float" office:value="-176.890144330931">
            <text:p>-1.77E+002</text:p>
          </table:table-cell>
          <table:table-cell office:value-type="float" office:value="-82.0814710491889">
            <text:p>-8.21E+001</text:p>
          </table:table-cell>
          <table:table-cell/>
        </table:table-row>
        <table:table-row table:style-name="ro1">
          <table:table-cell office:value-type="float" office:value="-627.485974466742">
            <text:p>-6.27E+002</text:p>
          </table:table-cell>
          <table:table-cell office:value-type="float" office:value="-155.659154152348">
            <text:p>-1.56E+002</text:p>
          </table:table-cell>
          <table:table-cell office:value-type="float" office:value="-75.8058687484581">
            <text:p>-7.58E+001</text:p>
          </table:table-cell>
          <table:table-cell/>
        </table:table-row>
        <table:table-row table:style-name="ro1">
          <table:table-cell office:value-type="float" office:value="-142.877589076269">
            <text:p>-1.43E+002</text:p>
          </table:table-cell>
          <table:table-cell office:value-type="float" office:value="-115.57136164781">
            <text:p>-1.16E+002</text:p>
          </table:table-cell>
          <table:table-cell office:value-type="float" office:value="-302.095890983828">
            <text:p>-3.02E+002</text:p>
          </table:table-cell>
          <table:table-cell/>
        </table:table-row>
        <table:table-row table:style-name="ro1">
          <table:table-cell office:value-type="float" office:value="-186.666662809674">
            <text:p>-1.87E+002</text:p>
          </table:table-cell>
          <table:table-cell office:value-type="float" office:value="-110.93428730547">
            <text:p>-1.11E+002</text:p>
          </table:table-cell>
          <table:table-cell office:value-type="float" office:value="-320.075376144857">
            <text:p>-3.20E+002</text:p>
          </table:table-cell>
          <table:table-cell/>
        </table:table-row>
        <table:table-row table:style-name="ro1">
          <table:table-cell office:value-type="float" office:value="-321.075146588626">
            <text:p>-3.21E+002</text:p>
          </table:table-cell>
          <table:table-cell office:value-type="float" office:value="50.5632752432712">
            <text:p>5.06E+001</text:p>
          </table:table-cell>
          <table:table-cell office:value-type="float" office:value="-221.454493973873">
            <text:p>-2.21E+002</text:p>
          </table:table-cell>
          <table:table-cell/>
        </table:table-row>
        <table:table-row table:style-name="ro1">
          <table:table-cell office:value-type="float" office:value="-331.809775669119">
            <text:p>-3.32E+002</text:p>
          </table:table-cell>
          <table:table-cell office:value-type="float" office:value="159.190221313051">
            <text:p>1.59E+002</text:p>
          </table:table-cell>
          <table:table-cell office:value-type="float" office:value="-185.537802310388">
            <text:p>-1.86E+002</text:p>
          </table:table-cell>
          <table:table-cell/>
        </table:table-row>
        <table:table-row table:style-name="ro1">
          <table:table-cell office:value-type="float" office:value="-341.111434968303">
            <text:p>-3.41E+002</text:p>
          </table:table-cell>
          <table:table-cell office:value-type="float" office:value="294.570615350526">
            <text:p>2.95E+002</text:p>
          </table:table-cell>
          <table:table-cell office:value-type="float" office:value="-118.306864624687">
            <text:p>-1.18E+002</text:p>
          </table:table-cell>
          <table:table-cell/>
        </table:table-row>
        <table:table-row table:style-name="ro1">
          <table:table-cell office:value-type="float" office:value="-328.876684948398">
            <text:p>-3.29E+002</text:p>
          </table:table-cell>
          <table:table-cell office:value-type="float" office:value="443.735596822791">
            <text:p>4.44E+002</text:p>
          </table:table-cell>
          <table:table-cell office:value-type="float" office:value="-103.044163813718">
            <text:p>-1.03E+002</text:p>
          </table:table-cell>
          <table:table-cell/>
        </table:table-row>
        <table:table-row table:style-name="ro1">
          <table:table-cell office:value-type="float" office:value="-374.328274888256">
            <text:p>-3.74E+002</text:p>
          </table:table-cell>
          <table:table-cell office:value-type="float" office:value="490.927247484057">
            <text:p>4.91E+002</text:p>
          </table:table-cell>
          <table:table-cell office:value-type="float" office:value="-70.7215520392763">
            <text:p>-7.07E+001</text:p>
          </table:table-cell>
          <table:table-cell/>
        </table:table-row>
        <table:table-row table:style-name="ro1">
          <table:table-cell office:value-type="float" office:value="-368.455493509622">
            <text:p>-3.68E+002</text:p>
          </table:table-cell>
          <table:table-cell office:value-type="float" office:value="498.716987495224">
            <text:p>4.99E+002</text:p>
          </table:table-cell>
          <table:table-cell office:value-type="float" office:value="-71.6151257661577">
            <text:p>-7.16E+001</text:p>
          </table:table-cell>
          <table:table-cell/>
        </table:table-row>
        <table:table-row table:style-name="ro1">
          <table:table-cell office:value-type="float" office:value="-514.416868809605">
            <text:p>-5.14E+002</text:p>
          </table:table-cell>
          <table:table-cell office:value-type="float" office:value="567.587911127106">
            <text:p>5.68E+002</text:p>
          </table:table-cell>
          <table:table-cell office:value-type="float" office:value="-43.838017713834">
            <text:p>-4.38E+001</text:p>
          </table:table-cell>
          <table:table-cell/>
        </table:table-row>
        <table:table-row table:style-name="ro1">
          <table:table-cell office:value-type="float" office:value="-384.115102481947">
            <text:p>-3.84E+002</text:p>
          </table:table-cell>
          <table:table-cell office:value-type="float" office:value="646.71842403932">
            <text:p>6.47E+002</text:p>
          </table:table-cell>
          <table:table-cell office:value-type="float" office:value="-55.5025526706641">
            <text:p>-5.55E+001</text:p>
          </table:table-cell>
          <table:table-cell/>
        </table:table-row>
        <table:table-row table:style-name="ro1">
          <table:table-cell office:value-type="float" office:value="-389.545949090418">
            <text:p>-3.90E+002</text:p>
          </table:table-cell>
          <table:table-cell office:value-type="float" office:value="604.172162238308">
            <text:p>6.04E+002</text:p>
          </table:table-cell>
          <table:table-cell office:value-type="float" office:value="-64.825742701415">
            <text:p>-6.48E+001</text:p>
          </table:table-cell>
          <table:table-cell/>
        </table:table-row>
        <table:table-row table:style-name="ro1">
          <table:table-cell office:value-type="float" office:value="-443.857433821041">
            <text:p>-4.44E+002</text:p>
          </table:table-cell>
          <table:table-cell office:value-type="float" office:value="503.391517157608">
            <text:p>5.03E+002</text:p>
          </table:table-cell>
          <table:table-cell office:value-type="float" office:value="-86.6120405940432">
            <text:p>-8.66E+001</text:p>
          </table:table-cell>
          <table:table-cell/>
        </table:table-row>
        <table:table-row table:style-name="ro1">
          <table:table-cell office:value-type="float" office:value="-156.218329348419">
            <text:p>-1.56E+002</text:p>
          </table:table-cell>
          <table:table-cell office:value-type="float" office:value="-520.523543924991">
            <text:p>-5.21E+002</text:p>
          </table:table-cell>
          <table:table-cell office:value-type="float" office:value="-206.434133935695">
            <text:p>-2.06E+002</text:p>
          </table:table-cell>
          <table:table-cell/>
        </table:table-row>
        <table:table-row table:style-name="ro1">
          <table:table-cell office:value-type="float" office:value="10.4357366085721">
            <text:p>1.04E+001</text:p>
          </table:table-cell>
          <table:table-cell office:value-type="float" office:value="-992.254863876818">
            <text:p>-9.92E+002</text:p>
          </table:table-cell>
          <table:table-cell office:value-type="float" office:value="-115.534778895175">
            <text:p>-1.16E+002</text:p>
          </table:table-cell>
          <table:table-cell/>
        </table:table-row>
        <table:table-row table:style-name="ro1">
          <table:table-cell office:value-type="float" office:value="98.2899240233623">
            <text:p>9.83E+001</text:p>
          </table:table-cell>
          <table:table-cell office:value-type="float" office:value="-1125.40180284278">
            <text:p>-1.13E+003</text:p>
          </table:table-cell>
          <table:table-cell office:value-type="float" office:value="-73.8620716468747">
            <text:p>-7.39E+001</text:p>
          </table:table-cell>
          <table:table-cell/>
        </table:table-row>
        <table:table-row table:style-name="ro1">
          <table:table-cell office:value-type="float" office:value="113.985148413692">
            <text:p>1.14E+002</text:p>
          </table:table-cell>
          <table:table-cell office:value-type="float" office:value="-1259.50255150793">
            <text:p>-1.26E+003</text:p>
          </table:table-cell>
          <table:table-cell office:value-type="float" office:value="-36.5777707803798">
            <text:p>-3.66E+001</text:p>
          </table:table-cell>
          <table:table-cell/>
        </table:table-row>
        <table:table-row table:style-name="ro1">
          <table:table-cell office:value-type="float" office:value="141.351570048768">
            <text:p>1.41E+002</text:p>
          </table:table-cell>
          <table:table-cell office:value-type="float" office:value="-1419.28260781958">
            <text:p>-1.42E+003</text:p>
          </table:table-cell>
          <table:table-cell office:value-type="float" office:value="-8.01184342482278">
            <text:p>-8.01E+000</text:p>
          </table:table-cell>
          <table:table-cell/>
        </table:table-row>
        <table:table-row table:style-name="ro1">
          <table:table-cell office:value-type="float" office:value="244.592550799106">
            <text:p>2.45E+002</text:p>
          </table:table-cell>
          <table:table-cell office:value-type="float" office:value="-1672.69889288653">
            <text:p>-1.67E+003</text:p>
          </table:table-cell>
          <table:table-cell office:value-type="float" office:value="70.7227733506146">
            <text:p>7.07E+001</text:p>
          </table:table-cell>
          <table:table-cell/>
        </table:table-row>
        <table:table-row table:style-name="ro1">
          <table:table-cell office:value-type="float" office:value="7354.95156776721">
            <text:p>7.35E+003</text:p>
          </table:table-cell>
          <table:table-cell office:value-type="float" office:value="-614.633989124217">
            <text:p>-6.15E+002</text:p>
          </table:table-cell>
          <table:table-cell office:value-type="float" office:value="19938.6384639358">
            <text:p>1.99E+004</text:p>
          </table:table-cell>
          <table:table-cell/>
        </table:table-row>
        <table:table-row table:style-name="ro1">
          <table:table-cell office:value-type="float" office:value="-713.585480965101">
            <text:p>-7.14E+002</text:p>
          </table:table-cell>
          <table:table-cell office:value-type="float" office:value="-130.143881355844">
            <text:p>-1.30E+002</text:p>
          </table:table-cell>
          <table:table-cell office:value-type="float" office:value="-35.0540393249716">
            <text:p>-3.51E+001</text:p>
          </table:table-cell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8">03/28/2023</text:date>, <text:time>13:48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7T15:59:04.27</meta:creation-date>
    <dc:date>2023-03-28T13:48:15.42</dc:date>
    <meta:editing-duration>PT3H41M27S</meta:editing-duration>
    <meta:editing-cycles>2</meta:editing-cycles>
    <meta:generator>OpenOffice/4.1.13$Win32 OpenOffice.org_project/4113m1$Build-9810</meta:generator>
    <meta:document-statistic meta:table-count="3" meta:cell-count="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079cm" svg:height="21.972cm" xlink:href=".." xlink:type="simple" chart:class="chart:line" chart:style-name="ch1">
        <chart:legend chart:legend-position="end" svg:x="42.095cm" svg:y="10.15cm" style:legend-expansion="high" chart:style-name="ch2"/>
        <chart:plot-area chart:style-name="ch3" table:cell-range-address="Rotation.A1:Rotation.C32" svg:x="1.351cm" svg:y="1.891cm" svg:width="38.942cm" svg:height="19.222cm">
          <chartooo:coordinate-region svg:x="3.375cm" svg:y="2.103cm" svg:width="36.731cm" svg:height="18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otation.A1:Rotation.A32" chart:class="chart:line">
            <chart:data-point chart:repeated="32"/>
          </chart:series>
          <chart:series chart:style-name="ch8" chart:values-cell-range-address="Rotation.B1:Rotation.B32" chart:class="chart:line">
            <chart:data-point chart:repeated="32"/>
          </chart:series>
          <chart:series chart:style-name="ch9" chart:values-cell-range-address="Rotation.C1:Rotation.C32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79">
                <text:p>-0.0579</text:p>
                <draw:g>
                  <svg:desc>Rotation.A1:Rotation.A32</svg:desc>
                </draw:g>
              </table:table-cell>
              <table:table-cell office:value-type="float" office:value="0.119548345570961">
                <text:p>0.119548345570961</text:p>
                <draw:g>
                  <svg:desc>Rotation.B1:Rotation.B32</svg:desc>
                </draw:g>
              </table:table-cell>
              <table:table-cell office:value-type="float" office:value="-0.0306">
                <text:p>-0.0306</text:p>
                <draw:g>
                  <svg:desc>Rotation.C1:Rotation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79">
                <text:p>-0.0579</text:p>
              </table:table-cell>
              <table:table-cell office:value-type="float" office:value="0.119548345574692">
                <text:p>0.119548345574692</text:p>
              </table:table-cell>
              <table:table-cell office:value-type="float" office:value="-0.0306">
                <text:p>-0.0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79">
                <text:p>-0.0579</text:p>
              </table:table-cell>
              <table:table-cell office:value-type="float" office:value="0.119548345574779">
                <text:p>0.119548345574779</text:p>
              </table:table-cell>
              <table:table-cell office:value-type="float" office:value="-0.0306">
                <text:p>-0.0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79">
                <text:p>-0.0579</text:p>
              </table:table-cell>
              <table:table-cell office:value-type="float" office:value="0.119548345574862">
                <text:p>0.119548345574862</text:p>
              </table:table-cell>
              <table:table-cell office:value-type="float" office:value="-0.0306">
                <text:p>-0.0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88">
                <text:p>-0.0188</text:p>
              </table:table-cell>
              <table:table-cell office:value-type="float" office:value="0.0737040419720331">
                <text:p>0.0737040419720331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44">
                <text:p>-0.0544</text:p>
              </table:table-cell>
              <table:table-cell office:value-type="float" office:value="0.123610094021028">
                <text:p>0.123610094021028</text:p>
              </table:table-cell>
              <table:table-cell office:value-type="float" office:value="-0.0309">
                <text:p>-0.0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27">
                <text:p>-0.0427</text:p>
              </table:table-cell>
              <table:table-cell office:value-type="float" office:value="0.114694146111474">
                <text:p>0.114694146111474</text:p>
              </table:table-cell>
              <table:table-cell office:value-type="float" office:value="-0.0422">
                <text:p>-0.0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765">
                <text:p>-0.0765</text:p>
              </table:table-cell>
              <table:table-cell office:value-type="float" office:value="0.127702778448441">
                <text:p>0.127702778448441</text:p>
              </table:table-cell>
              <table:table-cell office:value-type="float" office:value="-0.0319">
                <text:p>-0.0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806">
                <text:p>-0.0806</text:p>
              </table:table-cell>
              <table:table-cell office:value-type="float" office:value="0.141810140147145">
                <text:p>0.141810140147145</text:p>
              </table:table-cell>
              <table:table-cell office:value-type="float" office:value="-0.0326">
                <text:p>-0.0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49">
                <text:p>-0.0649</text:p>
              </table:table-cell>
              <table:table-cell office:value-type="float" office:value="0.115608322761752">
                <text:p>0.115608322761752</text:p>
              </table:table-cell>
              <table:table-cell office:value-type="float" office:value="-0.0319">
                <text:p>-0.0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734">
                <text:p>-0.0734</text:p>
              </table:table-cell>
              <table:table-cell office:value-type="float" office:value="0.0756730652212574">
                <text:p>0.0756730652212574</text:p>
              </table:table-cell>
              <table:table-cell office:value-type="float" office:value="-0.0309">
                <text:p>-0.0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649">
                <text:p>-0.0649</text:p>
              </table:table-cell>
              <table:table-cell office:value-type="float" office:value="0.0848950935012151">
                <text:p>0.0848950935012151</text:p>
              </table:table-cell>
              <table:table-cell office:value-type="float" office:value="-0.0335">
                <text:p>-0.0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653">
                <text:p>-0.0653</text:p>
              </table:table-cell>
              <table:table-cell office:value-type="float" office:value="-0.0933712699714443">
                <text:p>-0.0933712699714443</text:p>
              </table:table-cell>
              <table:table-cell office:value-type="float" office:value="-0.0813">
                <text:p>-0.0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659">
                <text:p>-0.0659</text:p>
              </table:table-cell>
              <table:table-cell office:value-type="float" office:value="-0.0782970463982286">
                <text:p>-0.0782970463982286</text:p>
              </table:table-cell>
              <table:table-cell office:value-type="float" office:value="-0.0826">
                <text:p>-0.0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31">
                <text:p>-0.00131</text:p>
              </table:table-cell>
              <table:table-cell office:value-type="float" office:value="-0.0310572343317941">
                <text:p>-0.0310572343317941</text:p>
              </table:table-cell>
              <table:table-cell office:value-type="float" office:value="-0.0677">
                <text:p>-0.0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2">
                <text:p>0.0422</text:p>
              </table:table-cell>
              <table:table-cell office:value-type="float" office:value="-0.0267867738335494">
                <text:p>-0.0267867738335494</text:p>
              </table:table-cell>
              <table:table-cell office:value-type="float" office:value="-0.0601">
                <text:p>-0.0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7">
                <text:p>0.0967</text:p>
              </table:table-cell>
              <table:table-cell office:value-type="float" office:value="-0.0207464258800174">
                <text:p>-0.0207464258800174</text:p>
              </table:table-cell>
              <table:table-cell office:value-type="float" office:value="-0.0513">
                <text:p>-0.0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5">
                <text:p>0.155</text:p>
              </table:table-cell>
              <table:table-cell office:value-type="float" office:value="-0.0250116881122251">
                <text:p>-0.0250116881122251</text:p>
              </table:table-cell>
              <table:table-cell office:value-type="float" office:value="-0.0419">
                <text:p>-0.0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3">
                <text:p>0.173</text:p>
              </table:table-cell>
              <table:table-cell office:value-type="float" office:value="-0.00682178101503746">
                <text:p>-0.00682178101503746</text:p>
              </table:table-cell>
              <table:table-cell office:value-type="float" office:value="-0.0413">
                <text:p>-0.0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5">
                <text:p>0.175</text:p>
              </table:table-cell>
              <table:table-cell office:value-type="float" office:value="-0.00910457954077394">
                <text:p>-0.00910457954077394</text:p>
              </table:table-cell>
              <table:table-cell office:value-type="float" office:value="-0.0404">
                <text:p>-0.0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">
                <text:p>0.206</text:p>
              </table:table-cell>
              <table:table-cell office:value-type="float" office:value="0.0443593364377041">
                <text:p>0.0443593364377041</text:p>
              </table:table-cell>
              <table:table-cell office:value-type="float" office:value="-0.0301">
                <text:p>-0.0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7">
                <text:p>0.237</text:p>
              </table:table-cell>
              <table:table-cell office:value-type="float" office:value="-0.00497704524775797">
                <text:p>-0.00497704524775797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2">
                <text:p>0.222</text:p>
              </table:table-cell>
              <table:table-cell office:value-type="float" office:value="-0.00321687531383825">
                <text:p>-0.00321687531383825</text:p>
              </table:table-cell>
              <table:table-cell office:value-type="float" office:value="-0.0254">
                <text:p>-0.0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2">
                <text:p>0.182</text:p>
              </table:table-cell>
              <table:table-cell office:value-type="float" office:value="0.0176466887513646">
                <text:p>0.0176466887513646</text:p>
              </table:table-cell>
              <table:table-cell office:value-type="float" office:value="-0.0279">
                <text:p>-0.0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09">
                <text:p>-0.209</text:p>
              </table:table-cell>
              <table:table-cell office:value-type="float" office:value="-0.0967851078157261">
                <text:p>-0.0967851078157261</text:p>
              </table:table-cell>
              <table:table-cell office:value-type="float" office:value="-0.0408">
                <text:p>-0.0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94">
                <text:p>-0.394</text:p>
              </table:table-cell>
              <table:table-cell office:value-type="float" office:value="-0.163482415081806">
                <text:p>-0.163482415081806</text:p>
              </table:table-cell>
              <table:table-cell office:value-type="float" office:value="-0.015">
                <text:p>-0.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47">
                <text:p>-0.447</text:p>
              </table:table-cell>
              <table:table-cell office:value-type="float" office:value="-0.198972110399947">
                <text:p>-0.198972110399947</text:p>
              </table:table-cell>
              <table:table-cell office:value-type="float" office:value="-0.0313">
                <text:p>-0.0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02">
                <text:p>-0.502</text:p>
              </table:table-cell>
              <table:table-cell office:value-type="float" office:value="-0.20675456453998">
                <text:p>-0.20675456453998</text:p>
              </table:table-cell>
              <table:table-cell office:value-type="float" office:value="-0.0298">
                <text:p>-0.0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69">
                <text:p>-0.569</text:p>
              </table:table-cell>
              <table:table-cell office:value-type="float" office:value="-0.225653546584449">
                <text:p>-0.225653546584449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65">
                <text:p>-0.665</text:p>
              </table:table-cell>
              <table:table-cell office:value-type="float" office:value="-0.263030202909477">
                <text:p>-0.263030202909477</text:p>
              </table:table-cell>
              <table:table-cell office:value-type="float" office:value="-0.0106">
                <text:p>-0.0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">
                <text:p>1.4</text:p>
              </table:table-cell>
              <table:table-cell office:value-type="float" office:value="1.49732499518831">
                <text:p>1.4973249951883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579">
                <text:p>-0.0579</text:p>
              </table:table-cell>
              <table:table-cell office:value-type="float" office:value="0.119548345574692">
                <text:p>0.119548345574692</text:p>
              </table:table-cell>
              <table:table-cell office:value-type="float" office:value="-0.0306">
                <text:p>-0.0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557cm" svg:height="21.865cm" xlink:href=".." xlink:type="simple" chart:class="chart:line" chart:style-name="ch1">
        <chart:legend chart:legend-position="end" svg:x="39.573cm" svg:y="10.096cm" style:legend-expansion="high" chart:style-name="ch2"/>
        <chart:plot-area chart:style-name="ch3" table:cell-range-address="Transition.A1:Transition.C29" svg:x="1.301cm" svg:y="1.883cm" svg:width="36.57cm" svg:height="19.125cm">
          <chartooo:coordinate-region svg:x="3.325cm" svg:y="2.095cm" svg:width="34.359cm" svg:height="18.7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nsition.A1:Transition.A29" chart:class="chart:line">
            <chart:data-point chart:repeated="29"/>
          </chart:series>
          <chart:series chart:style-name="ch8" chart:values-cell-range-address="Transition.B1:Transition.B29" chart:class="chart:line">
            <chart:data-point chart:repeated="29"/>
          </chart:series>
          <chart:series chart:style-name="ch9" chart:values-cell-range-address="Transition.C1:Transition.C29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13.585480964239">
                <text:p>-713.585480964239</text:p>
                <draw:g>
                  <svg:desc>Transition.A1:Transition.A29</svg:desc>
                </draw:g>
              </table:table-cell>
              <table:table-cell office:value-type="float" office:value="-130.143881374871">
                <text:p>-130.143881374871</text:p>
                <draw:g>
                  <svg:desc>Transition.B1:Transition.B29</svg:desc>
                </draw:g>
              </table:table-cell>
              <table:table-cell office:value-type="float" office:value="-35.0540393678329">
                <text:p>-35.0540393678329</text:p>
                <draw:g>
                  <svg:desc>Transition.C1:Transition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13.585480965101">
                <text:p>-713.585480965101</text:p>
              </table:table-cell>
              <table:table-cell office:value-type="float" office:value="-130.143881355844">
                <text:p>-130.143881355844</text:p>
              </table:table-cell>
              <table:table-cell office:value-type="float" office:value="-35.0540393249716">
                <text:p>-35.0540393249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13.585480965317">
                <text:p>-713.585480965317</text:p>
              </table:table-cell>
              <table:table-cell office:value-type="float" office:value="-130.143881355896">
                <text:p>-130.143881355896</text:p>
              </table:table-cell>
              <table:table-cell office:value-type="float" office:value="-35.0540393246753">
                <text:p>-35.0540393246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13.585480965526">
                <text:p>-713.585480965526</text:p>
              </table:table-cell>
              <table:table-cell office:value-type="float" office:value="-130.143881355939">
                <text:p>-130.143881355939</text:p>
              </table:table-cell>
              <table:table-cell office:value-type="float" office:value="-35.054039324392">
                <text:p>-35.05403932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2.556162904748">
                <text:p>-592.556162904748</text:p>
              </table:table-cell>
              <table:table-cell office:value-type="float" office:value="-20.6578417592849">
                <text:p>-20.6578417592849</text:p>
              </table:table-cell>
              <table:table-cell office:value-type="float" office:value="-90.3967263910036">
                <text:p>-90.3967263910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25.990012697021">
                <text:p>-725.990012697021</text:p>
              </table:table-cell>
              <table:table-cell office:value-type="float" office:value="-118.480420005283">
                <text:p>-118.480420005283</text:p>
              </table:table-cell>
              <table:table-cell office:value-type="float" office:value="-26.3483165926856">
                <text:p>-26.3483165926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06.61048340289">
                <text:p>-706.61048340289</text:p>
              </table:table-cell>
              <table:table-cell office:value-type="float" office:value="-79.8708570843196">
                <text:p>-79.8708570843196</text:p>
              </table:table-cell>
              <table:table-cell office:value-type="float" office:value="-47.6738124057705">
                <text:p>-47.6738124057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37.928597678094">
                <text:p>-737.928597678094</text:p>
              </table:table-cell>
              <table:table-cell office:value-type="float" office:value="-177.270319281281">
                <text:p>-177.270319281281</text:p>
              </table:table-cell>
              <table:table-cell office:value-type="float" office:value="-8.64954642482452">
                <text:p>-8.64954642482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74.069185438219">
                <text:p>-774.069185438219</text:p>
              </table:table-cell>
              <table:table-cell office:value-type="float" office:value="-180.924293486662">
                <text:p>-180.924293486662</text:p>
              </table:table-cell>
              <table:table-cell office:value-type="float" office:value="18.3271849008593">
                <text:p>18.3271849008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07.804515994452">
                <text:p>-707.804515994452</text:p>
              </table:table-cell>
              <table:table-cell office:value-type="float" office:value="-147.75500535448">
                <text:p>-147.75500535448</text:p>
              </table:table-cell>
              <table:table-cell office:value-type="float" office:value="-33.8420708596541">
                <text:p>-33.8420708596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03.349995731608">
                <text:p>-603.349995731608</text:p>
              </table:table-cell>
              <table:table-cell office:value-type="float" office:value="-176.890144330931">
                <text:p>-176.890144330931</text:p>
              </table:table-cell>
              <table:table-cell office:value-type="float" office:value="-82.0814710491889">
                <text:p>-82.081471049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27.485974466742">
                <text:p>-627.485974466742</text:p>
              </table:table-cell>
              <table:table-cell office:value-type="float" office:value="-155.659154152348">
                <text:p>-155.659154152348</text:p>
              </table:table-cell>
              <table:table-cell office:value-type="float" office:value="-75.8058687484581">
                <text:p>-75.8058687484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2.877589076269">
                <text:p>-142.877589076269</text:p>
              </table:table-cell>
              <table:table-cell office:value-type="float" office:value="-115.57136164781">
                <text:p>-115.57136164781</text:p>
              </table:table-cell>
              <table:table-cell office:value-type="float" office:value="-302.095890983828">
                <text:p>-302.095890983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6.666662809674">
                <text:p>-186.666662809674</text:p>
              </table:table-cell>
              <table:table-cell office:value-type="float" office:value="-110.93428730547">
                <text:p>-110.93428730547</text:p>
              </table:table-cell>
              <table:table-cell office:value-type="float" office:value="-320.075376144857">
                <text:p>-320.075376144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21.075146588626">
                <text:p>-321.075146588626</text:p>
              </table:table-cell>
              <table:table-cell office:value-type="float" office:value="50.5632752432712">
                <text:p>50.5632752432712</text:p>
              </table:table-cell>
              <table:table-cell office:value-type="float" office:value="-221.454493973873">
                <text:p>-221.454493973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31.809775669119">
                <text:p>-331.809775669119</text:p>
              </table:table-cell>
              <table:table-cell office:value-type="float" office:value="159.190221313051">
                <text:p>159.190221313051</text:p>
              </table:table-cell>
              <table:table-cell office:value-type="float" office:value="-185.537802310388">
                <text:p>-185.537802310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41.111434968303">
                <text:p>-341.111434968303</text:p>
              </table:table-cell>
              <table:table-cell office:value-type="float" office:value="294.570615350526">
                <text:p>294.570615350526</text:p>
              </table:table-cell>
              <table:table-cell office:value-type="float" office:value="-118.306864624687">
                <text:p>-118.306864624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28.876684948398">
                <text:p>-328.876684948398</text:p>
              </table:table-cell>
              <table:table-cell office:value-type="float" office:value="443.735596822791">
                <text:p>443.735596822791</text:p>
              </table:table-cell>
              <table:table-cell office:value-type="float" office:value="-103.044163813718">
                <text:p>-103.044163813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4.328274888256">
                <text:p>-374.328274888256</text:p>
              </table:table-cell>
              <table:table-cell office:value-type="float" office:value="490.927247484057">
                <text:p>490.927247484057</text:p>
              </table:table-cell>
              <table:table-cell office:value-type="float" office:value="-70.7215520392763">
                <text:p>-70.7215520392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68.455493509622">
                <text:p>-368.455493509622</text:p>
              </table:table-cell>
              <table:table-cell office:value-type="float" office:value="498.716987495224">
                <text:p>498.716987495224</text:p>
              </table:table-cell>
              <table:table-cell office:value-type="float" office:value="-71.6151257661577">
                <text:p>-71.6151257661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14.416868809605">
                <text:p>-514.416868809605</text:p>
              </table:table-cell>
              <table:table-cell office:value-type="float" office:value="567.587911127106">
                <text:p>567.587911127106</text:p>
              </table:table-cell>
              <table:table-cell office:value-type="float" office:value="-43.838017713834">
                <text:p>-43.838017713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84.115102481947">
                <text:p>-384.115102481947</text:p>
              </table:table-cell>
              <table:table-cell office:value-type="float" office:value="646.71842403932">
                <text:p>646.71842403932</text:p>
              </table:table-cell>
              <table:table-cell office:value-type="float" office:value="-55.5025526706641">
                <text:p>-55.5025526706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89.545949090418">
                <text:p>-389.545949090418</text:p>
              </table:table-cell>
              <table:table-cell office:value-type="float" office:value="604.172162238308">
                <text:p>604.172162238308</text:p>
              </table:table-cell>
              <table:table-cell office:value-type="float" office:value="-64.825742701415">
                <text:p>-64.825742701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3.857433821041">
                <text:p>-443.857433821041</text:p>
              </table:table-cell>
              <table:table-cell office:value-type="float" office:value="503.391517157608">
                <text:p>503.391517157608</text:p>
              </table:table-cell>
              <table:table-cell office:value-type="float" office:value="-86.6120405940432">
                <text:p>-86.6120405940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.218329348419">
                <text:p>-156.218329348419</text:p>
              </table:table-cell>
              <table:table-cell office:value-type="float" office:value="-520.523543924991">
                <text:p>-520.523543924991</text:p>
              </table:table-cell>
              <table:table-cell office:value-type="float" office:value="-206.434133935695">
                <text:p>-206.434133935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4357366085721">
                <text:p>10.4357366085721</text:p>
              </table:table-cell>
              <table:table-cell office:value-type="float" office:value="-992.254863876818">
                <text:p>-992.254863876818</text:p>
              </table:table-cell>
              <table:table-cell office:value-type="float" office:value="-115.534778895175">
                <text:p>-115.534778895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.2899240233623">
                <text:p>98.2899240233623</text:p>
              </table:table-cell>
              <table:table-cell office:value-type="float" office:value="-1125.40180284278">
                <text:p>-1125.40180284278</text:p>
              </table:table-cell>
              <table:table-cell office:value-type="float" office:value="-73.8620716468747">
                <text:p>-73.86207164687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.985148413692">
                <text:p>113.985148413692</text:p>
              </table:table-cell>
              <table:table-cell office:value-type="float" office:value="-1259.50255150793">
                <text:p>-1259.50255150793</text:p>
              </table:table-cell>
              <table:table-cell office:value-type="float" office:value="-36.5777707803798">
                <text:p>-36.5777707803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.351570048768">
                <text:p>141.351570048768</text:p>
              </table:table-cell>
              <table:table-cell office:value-type="float" office:value="-1419.28260781958">
                <text:p>-1419.28260781958</text:p>
              </table:table-cell>
              <table:table-cell office:value-type="float" office:value="-8.01184342482278">
                <text:p>-8.01184342482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